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000000" fo:font-weight="normal" officeooo:rsid="00ab2761" officeooo:paragraph-rsid="001f7f1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rsid="003edffd" officeooo:paragraph-rsid="001f7f19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ab2761" officeooo:paragraph-rsid="001f7f1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abb5e9" officeooo:paragraph-rsid="001f7f1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7456ed" officeooo:paragraph-rsid="001f7f1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7456ed" officeooo:paragraph-rsid="001f7f1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18006ff" officeooo:paragraph-rsid="001f7f19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tyle="italic" fo:font-weight="normal" officeooo:rsid="00abb5e9" officeooo:paragraph-rsid="001f7f1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officeooo:rsid="003880fd" officeooo:paragraph-rsid="001f7f19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officeooo:rsid="0039af5e" officeooo:paragraph-rsid="001f7f19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officeooo:rsid="003880fd" officeooo:paragraph-rsid="001f7f19"/>
    </style:style>
    <style:style style:name="P12" style:family="paragraph" style:parent-style-name="Standard">
      <style:paragraph-properties fo:text-align="start" style:justify-single-word="false"/>
      <style:text-properties officeooo:rsid="0039af5e" officeooo:paragraph-rsid="001f7f19"/>
    </style:style>
    <style:style style:name="P13" style:family="paragraph" style:parent-style-name="Standard">
      <style:paragraph-properties fo:text-align="start" style:justify-single-word="false"/>
      <style:text-properties style:font-name="Dudu Cyryllic" officeooo:rsid="0039af5e" officeooo:paragraph-rsid="001f7f19"/>
    </style:style>
    <style:style style:name="P14" style:family="paragraph" style:parent-style-name="Standard">
      <style:paragraph-properties fo:text-align="start" style:justify-single-word="false"/>
      <style:text-properties officeooo:rsid="003ba0f9" officeooo:paragraph-rsid="001f7f19"/>
    </style:style>
    <style:style style:name="P15" style:family="paragraph" style:parent-style-name="Standard">
      <style:paragraph-properties fo:text-align="start" style:justify-single-word="false"/>
      <style:text-properties officeooo:rsid="003d042c" officeooo:paragraph-rsid="001f7f19"/>
    </style:style>
    <style:style style:name="P16" style:family="paragraph" style:parent-style-name="Standard">
      <style:paragraph-properties fo:text-align="start" style:justify-single-word="false"/>
      <style:text-properties officeooo:rsid="003d9d92" officeooo:paragraph-rsid="001f7f19"/>
    </style:style>
    <style:style style:name="T1" style:family="text">
      <style:text-properties officeooo:rsid="0186f0bf"/>
    </style:style>
    <style:style style:name="T2" style:family="text">
      <style:text-properties officeooo:rsid="018006ff"/>
    </style:style>
    <style:style style:name="T3" style:family="text">
      <style:text-properties officeooo:rsid="00abb5e9"/>
    </style:style>
    <style:style style:name="T4" style:family="text">
      <style:text-properties officeooo:rsid="034586a2"/>
    </style:style>
    <style:style style:name="T5" style:family="text">
      <style:text-properties officeooo:rsid="007456ed"/>
    </style:style>
    <style:style style:name="T6" style:family="text">
      <style:text-properties officeooo:rsid="012e16e6"/>
    </style:style>
    <style:style style:name="T7" style:family="text">
      <style:text-properties officeooo:rsid="006bdf89"/>
    </style:style>
    <style:style style:name="T8" style:family="text">
      <style:text-properties officeooo:rsid="0181829e"/>
    </style:style>
    <style:style style:name="T9" style:family="text">
      <style:text-properties officeooo:rsid="0182548b"/>
    </style:style>
    <style:style style:name="T10" style:family="text">
      <style:text-properties officeooo:rsid="003ba0f9"/>
    </style:style>
    <style:style style:name="T11" style:family="text">
      <style:text-properties officeooo:rsid="003d042c"/>
    </style:style>
    <style:style style:name="T12" style:family="text">
      <style:text-properties officeooo:rsid="0184348d"/>
    </style:style>
    <style:style style:name="T13" style:family="text">
      <style:text-properties officeooo:rsid="01857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Пиры у себя в комнате обходятся дешевле. Яша с Федей <text:span text:style-name="T2">отправились</text:span> за «Кальвадосом» в <text:span text:style-name="T2">приплюснутых</text:span> бутылках; мы с Остролуцким — на кухню.</text:p>
      <text:p text:style-name="P3">На <text:span text:style-name="T2">каждом </text:span>этаже две кухни, <text:s/>рядом с <text:span text:style-name="T2">каждой из </text:span>лестничн<text:span text:style-name="T2">ых</text:span> площад<text:span text:style-name="T2">о</text:span>к, в каждой <text:span text:style-name="T2">кухне </text:span>по две газовые плиты, один кран с раковиной и дверцы ящиков <text:span text:style-name="T3">в три ряда, как в автоматических камерах хранения, только не железные, а из ДСП.</text:span></text:p>
      <text:p text:style-name="P4">Мы чистим картошку. Много картошки. </text:p>
      <text:p text:style-name="P4">У Саши спортивно-подтянутый вид, зиппер курточки <text:span text:style-name="T4">взжикнут</text:span> до верху, висюлька собачки болтается под подбородком.</text:p>
      <text:p text:style-name="P4">Ладно, хватит. Теперь нарежем. <text:span text:style-name="T5">Ты постой там у двери, просто обопрись.</text:span></text:p>
      <text:p text:style-name="P4">Посмотрим, что тут у нас....</text:p>
      <text:p text:style-name="P4">О<text:span text:style-name="T2">стролуцкий</text:span> открывает дверцу ящика и выгружает кусок сливочного масла на огромную сковороду. </text:p>
      <text:p text:style-name="P4">А тут <text:span text:style-name="T5">и </text:span>лучок <text:span text:style-name="T5">есть</text:span>, отлично!</text:p>
      <text:p text:style-name="P4">Он <text:s/><text:span text:style-name="T5">с такой непринуждённостью </text:span>проверяет ящики, <text:span text:style-name="T5">что</text:span> мне как-то не сразу доходит, <text:span text:style-name="T5">что это мы с ним</text:span> граб<text:span text:style-name="T5">им</text:span> «торб<text:span text:style-name="T5">ы</text:span>» <text:span text:style-name="T5">однофакультетниц</text:span>. </text:p>
      <text:p text:style-name="P4">Так <text:span text:style-name="T5">запросто и </text:span>ловко, что и язык не повернётся назвать это воровством.</text:p>
      <text:p text:style-name="P5"/>
      <text:p text:style-name="P6"><text:span text:style-name="T6">(...н</text:span>у, ладно, <text:s/><text:span text:style-name="T2">Сашу</text:span> оправдывает полуголодное <text:span text:style-name="T2">детдомовское </text:span><text:s/>детство, а мне-то как после такого смотреть в глаза Робин Гуду?</text:p>
      <text:p text:style-name="P7">Но, даже при всех угрызениях совести, ничего <text:span text:style-name="T3">не ел <text:s/></text:span>я<text:span text:style-name="T3"> вкуснее той студенческой картошки; </text:span>а вот<text:span text:style-name="T3"> «Кальвадос» <text:s/>— </text:span>паршивое пойло.</text:p>
      <text:p text:style-name="P8"><text:span text:style-name="T6">И</text:span>м даже и опохмеляться противно...<text:span text:style-name="T2">)</text:span></text:p>
      <text:p text:style-name="P9"/>
      <text:p text:style-name="P11">Из Индии вернулся <text:span text:style-name="T7">Жора</text:span> Ильченко.</text:p>
      <text:p text:style-name="P11">По <text:span text:style-name="T2">окончании</text:span> второго курса его послали туда работать при советском посольстве, а теперь вот <text:span text:style-name="T2">вернулся, чтоб</text:span> доучиться до диплома. </text:p>
      <text:p text:style-name="P11">По англофаку заходили книги, которые он там накупил.</text:p>
      <text:p text:style-name="P11">Я с <text:span text:style-name="T2">Жорой</text:span> не знаком, пару раз издали видел; лысеватый <text:span text:style-name="T2">такой</text:span>, в усиках; <text:span text:style-name="T2">ну, </text:span>позавидовал <text:span text:style-name="T2">ему</text:span>, конечно — целый год в Индии! — и попросил Игорька, когда дочитает <text:span text:style-name="T2">взятую у Жоры </text:span>книгу, чтоб<text:span text:style-name="T2">ы</text:span> <text:span text:style-name="T4">и </text:span>мне дал.</text:p>
      <text:p text:style-name="P11"><text:span text:style-name="T2">Р</text:span>ассказы В. С. Моэма <text:span text:style-name="T2">в оригинале, напечатано в и</text:span>здательств<text:span text:style-name="T2">е</text:span> «Penguin».</text:p>
      <text:p text:style-name="P11"/>
      <text:p text:style-name="P11">Читать трудно — столько всяких слов заковыристых; пришлось попросить у Наташи Жабы большой <text:span text:style-name="T2">англо-русский </text:span>словарь. </text:p>
      <text:p text:style-name="P11"><text:span text:style-name="T8">Она из моей группы и Жаба </text:span>это не кличка, а натуральная фамилия. <text:span text:style-name="T8">Вот кто точно возьмёт в ЗАГСе фамилию мужа.</text:span></text:p>
      <text:p text:style-name="P11"><text:span text:style-name="T8">А</text:span> <text:span text:style-name="T8">у Моэма</text:span> попался мне рассказ — совсем короткий, страницы на три — <text:s/>«Человек со шрамом», <text:s/><text:span text:style-name="T8">и именно его </text:span>размер <text:s/>подкинул мне идею: что если взять, да и перевести?</text:p>
      <text:p text:style-name="P11">Тем более, что есть где <text:span text:style-name="T8">размещать</text:span> — <text:span text:style-name="T6">на третьем этаже Старого Корпуса</text:span>, <text:span text:style-name="T6">напротив двери в</text:span> лингафонн<text:span text:style-name="T6">ую</text:span> лаборатори<text:span text:style-name="T6">ю</text:span>, рядом с расписанием англофака <text:s/>висит газета «Translator», <text:span text:style-name="T8">где вклеены машинописные страницы</text:span> <text:span text:style-name="T8">студенческих</text:span> переводов.</text:p>
      <text:p text:style-name="P11"/>
      <text:p text:style-name="P11">Рассказ хоть и короткий, но представляет самую суть всех этих латиноамериканских революционеров. </text:p>
      <text:p text:style-name="P11"><text:span text:style-name="T8">У них </text:span>ведь оно <text:span text:style-name="T8">там </text:span>как — наб<text:span text:style-name="T8">ерёт</text:span> банду, <text:span text:style-name="T6">присвоит</text:span> себе звание полковника, или генерала и начинает освободительную войну под лозунгом «Свобода или смерть!», пока не станет диктатором.</text:p>
      <text:p text:style-name="P11">Однако, <text:span text:style-name="T8">в</text:span> рассказ<text:span text:style-name="T8">е </text:span><text:s/>у этого освободителя-<text:span text:style-name="T8">революционера</text:span>, <text:span text:style-name="T8">до того как он стал человеком со шрамом</text:span>, боеприпасов не хватило.</text:p>
      <text:p text:style-name="P12"><text:soft-page-break/>На рассвете перед расстрелом он зарезал свою девушку, которая прибежала попрощаться. </text:p>
      <text:p text:style-name="P12"><text:span text:style-name="T8">Настолько</text:span> сильно любили они друг друга.</text:p>
      <text:p text:style-name="P12">И за это правящий диктатор его не расстрелял вместе с остальн<text:span text:style-name="T8">ой бандой</text:span>, а приказал депортировать в соседнюю латиноамериканскую страну. </text:p>
      <text:p text:style-name="P12">И он там спивался и продавал лотерейные билеты.</text:p>
      <text:p text:style-name="P12">Один раз <text:span text:style-name="T8">у него </text:span>лопнула бутылка пива <text:span text:style-name="T4">и </text:span>на <text:s/>лице остался шрам <text:s/>от стекла.</text:p>
      <text:p text:style-name="P12"/>
      <text:p text:style-name="P12">Такая вот незамысловатая история, но Моэм в своих рассказах умеет подать кинематографически краткие, но ощутимые детали. </text:p>
      <text:p text:style-name="P12">Выпукло зараза пишет.</text:p>
      <text:p text:style-name="P13"/>
      <text:p text:style-name="P10"><text:span text:style-name="T6">(...</text:span>слова <text:span text:style-name="T6">в</text:span> английском языке короткие, <text:span text:style-name="T9">кроме</text:span> заимствованных, <text:span text:style-name="T9">и о</text:span>дно предложение смотрится как горстка риса, а смыслов в нём на полмешка.</text:p>
      <text:p text:style-name="P10"><text:span text:style-name="T4">Ну, а</text:span> <text:span text:style-name="T9">в </text:span>русском слова, из-за своих суффиксов с приставками, длинные как спагетти, или паутина, из которой и выплетается о чём, собственно, речь...<text:span text:style-name="T6">)</text:span></text:p>
      <text:p text:style-name="P10"/>
      <text:p text:style-name="P12">Перевод я собирался в два вечера закончить, а <text:span text:style-name="T9">у</text:span>шло две <text:s/>недели.</text:p>
      <text:p text:style-name="P12"><text:span text:style-name="T9">Стенную газету </text:span>«Translator» редактировал преподаватель теоретической грамматики, или ещё чего-то изучаемого на старших курсах, Александр Васильевич Жомнир.</text:p>
      <text:p text:style-name="P12">Интересный тип. </text:p>
      <text:p text:style-name="P13"/>
      <text:p text:style-name="P10"><text:span text:style-name="T9">(...нынче</text:span> его назвали бы <text:s/>неформалом, а тогда это означало — непойманный диссидент...<text:span text:style-name="T9">)</text:span></text:p>
      <text:p text:style-name="P12"><text:s/></text:p>
      <text:p text:style-name="P12"><text:span text:style-name="T9">Внешне</text:span> он больше смахивал на украинского националиста, <text:span text:style-name="T9">чем на диссидента, </text:span>но всё равно непойманн<text:span text:style-name="T10">ого</text:span>, иначе не пустили б в институте преподавать.</text:p>
      <text:p text:style-name="P14"><text:span text:style-name="T9">Свои д</text:span>линные серые волосы он зачёсывал назад, но они тут же падали обратно на широкий лоб и густые брови. </text:p>
      <text:p text:style-name="P14"><text:s/><text:span text:style-name="T9">О</text:span>н круглил <text:span text:style-name="T9">чуть </text:span>вскинутые плечи, как будто собирался принять на них мешок картошки, <text:span text:style-name="T9">а в</text:span> движениях <text:s/>чудилась годами отрабатываемая неуклюжесть. </text:p>
      <text:p text:style-name="P14">Типа, хуторянский пасечник, или мельник, который пробился в профессор<text:span text:style-name="T11">á</text:span> <text:span text:style-name="T11">лингвохирургии.</text:span></text:p>
      <text:p text:style-name="P15">В институт он приезжал на велосипеде, как мужик, но интеллектуально пристёгивал его висячим замком за спицы.</text:p>
      <text:p text:style-name="P15"/>
      <text:p text:style-name="P15">Поверхностно перелистав половину тонкой тетради с моим переводом Моэма, <text:span text:style-name="T9">Жомнир</text:span> на <text:span text:style-name="T9">слишком</text:span> старательном русском языке объяснил, что не <text:s/>работа<text:span text:style-name="T9">ет</text:span> с русскоязычными текстами и потому в «Traslator'e» все переводы на украинском, за исключением стихов.</text:p>
      <text:p text:style-name="P15"/>
      <text:p text:style-name="P15">Да, в <text:span text:style-name="T9">моём </text:span>школьном аттестате за украинскую мову и литературу стоит «н/а» <text:s/>— <text:s/>«не аттестован», но по<text:span text:style-name="T12">сле</text:span> переезд<text:span text:style-name="T12">а</text:span> в Конотоп я с первого же месяца читал библиотечные книги на украинском языке.</text:p>
      <text:p text:style-name="P15">Через две недели я принёс Жомниру украинский вариант всё того же «Человека со шрамом».</text:p>
      <text:p text:style-name="P15">Он оживился, заблистал глазами и камня на камне не оставил от моих трудов.</text:p>
      <text:p text:style-name="P15">Обидно было, но я видел, что он прав.</text:p>
      <text:p text:style-name="P15">Плюнуть на всю эту шрамотень я не мог не потому, что гордость заела, а просто вошёл во вкус борьбы с неподатливостью славянских слов для полного выражения того, что <text:span text:style-name="T13">я </text:span>смог уразуметь в бисере языка Моэма. </text:p>
      <text:p text:style-name="P15">Борьба оказалась настолько увлекательной, что я отвёз гитару обратно в Конотоп.</text:p>
      <text:p text:style-name="P15"/>
      <text:p text:style-name="P15">Дошедшие до меня год спустя слухи о том, будто, приезжая по субботам в Конотоп, я бросал свой чёрный пластмассовый «дипломат» в прихожей, <text:span text:style-name="T13">а сам</text:span> <text:span text:style-name="T13">сразу</text:span> отправлялся по блядям <text:span text:style-name="T13">и </text:span>не обраща<text:span text:style-name="T13">л </text:span><text:s/>внимани<text:span text:style-name="T13">е</text:span> на то, что моя жена гуляет <text:span text:style-name="T13">регулярно и </text:span>напропалую, были сильно преувеличены.</text:p>
      <text:p text:style-name="P15"><text:soft-page-break/><text:span text:style-name="T13">Наши с Ольгой о</text:span>тношения <text:s/>оставались неизменно бурными и <text:span text:style-name="T13">приносили</text:span> чувство глубокого удовлетворения.</text:p>
      <text:p text:style-name="P15">Кроме того раза, когда я устроил хронометраж.</text:p>
      <text:p text:style-name="P16">Мой сожитель по комнате Марк Новоселицкий вдруг ни с того, ни с сего меня спросил какова продолжительность моих половых актов с женой и я, навскидку, ответил: минут десять-пятнадцать. </text:p>
      <text:p text:style-name="P16">Он начал подымать меня на смех, <text:span text:style-name="T13">мол, </text:span><text:s/>так<text:span text:style-name="T13">ое</text:span> <text:span text:style-name="T13">невозможно</text:span> и мы поспорили.</text:p>
      <text:p text:style-name="P16">Ольга не поняла зачем я притащил в спальню будильник из кухни, но я не стал ей пояснять. Его цоканье по мозгам довело до плачевного результата.</text:p>
      <text:p text:style-name="P16">Вернувшись в воскресенье в Нежин, я честно признался Марику, что <text:span text:style-name="T13">набежало</text:span> всего пять минут и он победно расцвёл.</text:p>
      <text:p text:style-name="P16"><text:span text:style-name="T13">Но</text:span> в остальные разы всё было <text:span text:style-name="T13">как надо</text:span> — минуты теряли всякий смысл.</text:p>
      <text:p text:style-name="P16"/>
      <text:p text:style-name="P16">Перед этим мы шли в Лунатик <text:span text:style-name="T13">и</text:span> тесно танцевали медленные танцы, <text:span text:style-name="T13">а </text:span><text:s/>быстрые — размашисто. </text:p>
      <text:p text:style-name="P16">Она в любом была хороша.</text:p>
      <text:p text:style-name="P16">Наблюдали пару драк на паркете — Лялька называл их гладиаторскими боями — и выходили из зала в неосвещённый коридор библиотечного крыла.</text:p>
      <text:p text:style-name="P16">Приопёршись на высокий подоконник молчаливо чёрного окна за спиной, мы с <text:span text:style-name="T13">Лялькой</text:span> курили травку, постепенно <text:span text:style-name="T13">и </text:span>всё глубже постиг<text:span text:style-name="T13">ая</text:span> аквариумную суть <text:span text:style-name="T13">интерьера вокруг</text:span>; а Ольга курила свои сигареты с рыжим фильтром.</text:p>
      <text:p text:style-name="P16"><text:span text:style-name="T1">Всё становилось ништяк</text:span> и<text:span text:style-name="T1"> </text:span>мысли о <text:span text:style-name="T1">моём </text:span>сексотстве <text:s/>в Нежине <text:span text:style-name="T1">отступали на самое дно аквариума</text:span>.</text:p>
      <text:p text:style-name="P16"/>
      <text:p text:style-name="P16">Так что супружеский долг я исполнял сполна, а когда Ольга сказала, что беременна и что за аборт муж должен сдать в больнице стакан <text:span text:style-name="T1">своей </text:span>крови, я беспрекословно <text:span text:style-name="T1">отправился </text:span><text:s/>туда, хот<text:span text:style-name="T1">ь</text:span>, вроде, и предохранялся.</text:p>
      <text:p text:style-name="P16">В кабинете по переливанию крови меня обули в белые бахилы и уложили на покрытый холодной клеёнкой стол. </text:p>
      <text:p text:style-name="P16"><text:span text:style-name="T1">Меня п</text:span>оразило выражение глаз тамошних работниц, вернее <text:span text:style-name="T1">всякое</text:span> отсутствие его, глаза <text:span text:style-name="T1">у них</text:span> словно задёрнуты тусклой ширмой, как у уснулых рыб. </text:p>
      <text:p text:style-name="P2"><text:s/><text:span text:style-name="T1">С</text:span> гибким шлангом и иглой у него на конце, <text:span text:style-name="T1">о</text:span>ни подступили ко мне, <text:span text:style-name="T1">стараясь </text:span><text:s/>воткнуть её <text:span text:style-name="T1">в в</text:span>ену <text:span text:style-name="T1">руки</text:span>, чтоб кровь потекла через шланг.</text:p>
      <text:p text:style-name="P2"><text:s/><text:span text:style-name="T1">С трёх</text:span> попыт<text:span text:style-name="T1">ок</text:span>, <text:span text:style-name="T1">им так и не удалось</text:span> проколоть вену, та упруго <text:span text:style-name="T1">упорствовала и </text:span>откатывалась от введённой под кожу иглы. <text:s/></text:p>
      <text:p text:style-name="P2"><text:span text:style-name="T1">От изумления</text:span> они сжалились и поставили отметку в бумажке, <text:span text:style-name="T1">будто кровь сдана, </text:span><text:s/><text:span text:style-name="T1">и</text:span> тот аборт обошёлся бесплат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13:21.264383583</meta:creation-date>
    <dc:date>2017-03-02T16:13:26.424194719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0" meta:word-count="1173" meta:character-count="7674" meta:non-whitespace-character-count="6505"/>
    <meta:generator>LibreOffice/4.3.3.2$Linux_x86 LibreOffice_project/430m0$Build-2</meta:generator>
  </office:meta>
</office:document-meta>
</file>